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d16" officeooo:paragraph-rsid="0012cd16"/>
    </style:style>
    <style:style style:name="P2" style:family="paragraph" style:parent-style-name="Standard">
      <style:text-properties officeooo:rsid="00136588" officeooo:paragraph-rsid="00136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stuualueet</text:p>
      <text:p text:style-name="P1"/>
      <text:p text:style-name="P1">Aapo: Tietokanta-, Varaus- ja Varausjarjestelma-luokat ja dokumentointia</text:p>
      <text:p text:style-name="P1">Annarella: Hotelli- ja Huone-luokat, dokumentointia ja testausta</text:p>
      <text:p text:style-name="P2">Samu: Kayttolittyma-luokka, Elementit-luokka ja dokumentoint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14:42.086000000</meta:creation-date>
    <meta:generator>LibreOffice/6.1.3.2$Windows_X86_64 LibreOffice_project/86daf60bf00efa86ad547e59e09d6bb77c699acb</meta:generator>
    <dc:date>2019-03-09T18:18:50.226000000</dc:date>
    <meta:editing-duration>PT4M8S</meta:editing-duration>
    <meta:editing-cycles>3</meta:editing-cycles>
    <meta:document-statistic meta:table-count="0" meta:image-count="0" meta:object-count="0" meta:page-count="1" meta:paragraph-count="4" meta:word-count="20" meta:character-count="210" meta:non-whitespace-character-count="194"/>
  </office:meta>
</office:document-meta>
</file>